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1.95cm" fo:min-width="20.68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25.9cm"/>
    </style:style>
    <style:style style:name="gr3" style:family="graphic" style:parent-style-name="standard">
      <style:graphic-properties svg:stroke-color="#000000" draw:fill="none" draw:fill-color="#eeeeee" draw:textarea-horizontal-align="justify" draw:textarea-vertical-align="middle" draw:auto-grow-height="false" fo:min-height="11.25cm" fo:min-width="4.6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0.25cm" fo:min-width="1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5cm" fo:min-width="1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75cm" fo:min-width="18.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65cm" fo:min-width="6.3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2.45cm" fo:min-width="17.8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1.05cm" fo:min-width="7.2cm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0.85cm" fo:min-width="13.9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15.4cm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0.45cm" fo:min-width="3.7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95cm" fo:min-width="1.4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15cm" fo:min-width="0.6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45cm" fo:min-width="1.8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17.4cm"/>
    </style:style>
    <style:style style:name="gr17" style:family="graphic" style:parent-style-name="standard">
      <style:graphic-properties draw:fill-color="#33ff99" draw:textarea-horizontal-align="justify" draw:textarea-vertical-align="middle" draw:auto-grow-height="false" fo:min-height="0.65cm" fo:min-width="2.8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181cm" svg:height="12.2cm" draw:transform="skewX (-0.00331612557878923) translate (6.9cm 8.2cm)">
          <text:p text:style-name="P1">&lt;main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4cm" svg:height="6.7cm" svg:x="1.3cm" svg:y="0.5cm">
          <text:p text:style-name="P1">&lt;header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1.5cm" svg:x="0.8cm" svg:y="8.5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.5cm" svg:height="10.5cm" svg:x="8.2cm" svg:y="9.5cm">
          <text:p text:style-name="P1">&lt;article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5cm" svg:height="1.9cm" svg:x="8.6cm" svg:y="17.1cm">
          <text:p text:style-name="P1">&lt;footer&gt;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.3cm" svg:height="2cm" svg:x="4.7cm" svg:y="1.6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1.9cm" svg:x="5.4cm" svg:y="4.4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1.9cm" svg:x="16.3cm" svg:y="4.5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8.3cm" svg:height="2.7cm" svg:x="8.9cm" svg:y="12.5cm">
          <text:p text:style-name="P1">&lt;section&gt;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7cm" svg:height="1.3cm" svg:x="19.4cm" svg:y="17.6cm">
          <text:p text:style-name="P1">&lt;nav&gt;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4.4cm" svg:height="1.1cm" svg:x="10.6cm" svg:y="13.9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9cm" svg:height="1.7cm" svg:x="9.7cm" svg:y="10.4cm">
          <text:p text:style-name="P1">&lt;header&gt;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0.7cm" svg:x="19.3cm" svg:y="11cm">
          <text:p text:style-name="P1">&lt;h2&gt;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9cm" svg:height="2.2cm" svg:x="2.3cm" svg:y="15.2cm"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cm" svg:height="1.4cm" svg:x="21.5cm" svg:y="4.7cm"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3cm" svg:height="0.7cm" svg:x="24.4cm" svg:y="17.9cm"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7.9cm" svg:height="1cm" svg:x="9.2cm" svg:y="15.8cm">
          <text:p text:style-name="P1">&lt;section&gt;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3cm" svg:height="0.9cm" svg:x="22cm" svg:y="12.9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3cm" svg:height="0.9cm" svg:x="20.6cm" svg:y="15.8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cm" svg:height="1.4cm" svg:x="21.5cm" svg:y="4.7cm">
          <text:p text:style-name="P1">&lt;a&gt;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9cm" svg:height="1.4cm" svg:x="21.4cm" svg:y="1.9cm">
          <text:p text:style-name="P1">&lt;a&gt;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11:27.126185839</meta:creation-date>
    <dc:date>2017-11-15T20:13:11.547658632</dc:date>
    <meta:editing-duration>PT19M17S</meta:editing-duration>
    <meta:editing-cycles>7</meta:editing-cycles>
    <meta:generator>LibreOffice/5.1.6.2$Linux_X86_64 LibreOffice_project/10m0$Build-2</meta:generator>
    <meta:document-statistic meta:object-count="21"/>
  </office:meta>
</office:document-meta>
</file>